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16:01:05.626000000</meta:creation-date>
    <dc:date>2024-03-07T16:05:35.617000000</dc:date>
    <meta:editing-duration>PT4M30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Dev/24.8.0.0.alpha0$Windows_X86_64 LibreOffice_project/3dafbd889272ed9848f3671a3f616929e974ce07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hu" number:country="HU" number:automatic-order="true">
      <number:year number:style="long"/>
      <number:text>.</number:text>
      <number:month number:style="long"/>
      <number:text>.</number:text>
      <number:day number:style="long"/>
      <number:text>.</number:text>
    </number:date-style>
    <style:style style:name="ch1" style:family="chart">
      <style:graphic-properties draw:stroke="none" draw:fill="none"/>
    </style:style>
    <style:style style:name="ch2" style:family="chart">
      <style:chart-properties loext:show-horizontal-border="true" loext:show-vertical-border="true" loext:show-outline="true" loext:show-keys="true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loext:data-table chart:style-name="ch2"/>
        <chart:plot-area chart:style-name="ch3" chart:data-source-has-labels="both" svg:x="0.319cm" svg:y="0.179cm" svg:width="15.36cm" svg:height="8.641cm">
          <chart:coordinate-region svg:x="2.066cm" svg:y="0.381cm" svg:width="13.613cm" svg:height="5.171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Series2</text:p>
              </table:table-cell>
              <table:table-cell office:value-type="string">
                <text:p>Series3</text:p>
              </table:table-cell>
            </table:table-row>
          </table:table-header-rows>
          <table:table-rows>
            <table:table-row>
              <table:table-cell office:value-type="string">
                <text:p>Category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ategory 4 and some extra long text to wrap multiline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Dev/24.8.0.0.alpha0$Windows_X86_64 LibreOffice_project/3dafbd889272ed9848f3671a3f616929e974ce07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